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fo:font-size="13.5pt" officeooo:rsid="0013ac63" officeooo:paragraph-rsid="0013ac63" style:font-size-asian="13.5pt" style:font-size-complex="13.5pt"/>
    </style:style>
    <style:style style:name="P2" style:family="paragraph" style:parent-style-name="Standard">
      <style:text-properties fo:font-size="13.5pt" officeooo:rsid="0013ac63" officeooo:paragraph-rsid="0013ac63" style:font-size-asian="13.5pt" style:font-size-complex="13.5pt"/>
    </style:style>
    <style:style style:name="P3" style:family="paragraph" style:parent-style-name="Standard">
      <style:text-properties fo:font-size="13.5pt" officeooo:rsid="0014effd" officeooo:paragraph-rsid="0014effd" style:font-size-asian="13.5pt" style:font-size-complex="13.5pt"/>
    </style:style>
    <style:style style:name="P4" style:family="paragraph" style:parent-style-name="Standard">
      <style:text-properties fo:font-size="13.5pt" officeooo:rsid="0014effd" officeooo:paragraph-rsid="0016555b" style:font-size-asian="13.5pt" style:font-size-complex="13.5pt"/>
    </style:style>
    <style:style style:name="P5" style:family="paragraph" style:parent-style-name="Standard">
      <style:text-properties fo:font-size="13.5pt" officeooo:rsid="0014effd" officeooo:paragraph-rsid="00185562" style:font-size-asian="13.5pt" style:font-size-complex="13.5pt"/>
    </style:style>
    <style:style style:name="P6" style:family="paragraph" style:parent-style-name="Standard">
      <style:text-properties fo:font-size="13.5pt" officeooo:rsid="00182431" officeooo:paragraph-rsid="00182431" style:font-size-asian="13.5pt" style:font-size-complex="13.5pt"/>
    </style:style>
    <style:style style:name="P7" style:family="paragraph" style:parent-style-name="Standard">
      <style:text-properties fo:font-size="13.5pt" officeooo:rsid="00185562" officeooo:paragraph-rsid="0014effd" style:font-size-asian="13.5pt" style:font-size-complex="13.5pt"/>
    </style:style>
    <style:style style:name="P8" style:family="paragraph" style:parent-style-name="Standard">
      <style:text-properties fo:font-size="13.5pt" officeooo:rsid="00185562" officeooo:paragraph-rsid="00185562" style:font-size-asian="13.5pt" style:font-size-complex="13.5pt"/>
    </style:style>
    <style:style style:name="P9" style:family="paragraph" style:parent-style-name="Standard">
      <style:text-properties fo:font-size="13.5pt" officeooo:rsid="0019f195" officeooo:paragraph-rsid="0019f195" style:font-size-asian="13.5pt" style:font-size-complex="13.5pt"/>
    </style:style>
    <style:style style:name="P10" style:family="paragraph" style:parent-style-name="Standard">
      <style:text-properties fo:font-size="13.5pt" officeooo:rsid="001e27b3" officeooo:paragraph-rsid="001e27b3" style:font-size-asian="13.5pt" style:font-size-complex="13.5pt"/>
    </style:style>
    <style:style style:name="P11" style:family="paragraph" style:parent-style-name="Standard">
      <style:text-properties fo:font-size="13.5pt" style:text-underline-style="solid" style:text-underline-width="auto" style:text-underline-color="font-color" officeooo:rsid="0014effd" officeooo:paragraph-rsid="0016555b" style:font-size-asian="13.5pt" style:font-size-complex="13.5pt"/>
    </style:style>
    <style:style style:name="P12" style:family="paragraph" style:parent-style-name="Standard">
      <style:text-properties fo:font-size="13.5pt" style:text-underline-style="none" officeooo:rsid="001c4bfc" officeooo:paragraph-rsid="001c4bfc" style:font-size-asian="13.5pt" style:font-size-complex="13.5pt"/>
    </style:style>
    <style:style style:name="P13" style:family="paragraph" style:parent-style-name="Standard">
      <style:text-properties fo:font-size="20pt" officeooo:rsid="00182431" officeooo:paragraph-rsid="00185562" style:font-size-asian="20pt" style:font-size-complex="20pt"/>
    </style:style>
    <style:style style:name="P14" style:family="paragraph" style:parent-style-name="Standard">
      <style:text-properties style:font-name="Courier 10 Pitch" fo:font-size="15pt" officeooo:rsid="0019f195" officeooo:paragraph-rsid="0019f195" style:font-size-asian="15pt" style:font-size-complex="15pt"/>
    </style:style>
    <style:style style:name="P15" style:family="paragraph" style:parent-style-name="Standard">
      <style:text-properties style:font-name="Courier 10 Pitch" fo:font-size="15pt" officeooo:rsid="001ad9c8" officeooo:paragraph-rsid="001ad9c8" style:font-size-asian="15pt" style:font-size-complex="15pt"/>
    </style:style>
    <style:style style:name="P16" style:family="paragraph" style:parent-style-name="Standard">
      <style:text-properties style:font-name="Courier 10 Pitch" fo:font-size="15pt" officeooo:rsid="00182431" officeooo:paragraph-rsid="00182431" style:font-size-asian="15pt" style:font-size-complex="15pt"/>
    </style:style>
    <style:style style:name="P17" style:family="paragraph" style:parent-style-name="Standard">
      <style:text-properties style:font-name="Courier 10 Pitch" fo:font-size="15pt" officeooo:rsid="001e27b3" officeooo:paragraph-rsid="001e27b3" style:font-size-asian="15pt" style:font-size-complex="15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3.5pt" style:text-underline-style="solid" style:text-underline-width="auto" style:text-underline-color="font-color" officeooo:rsid="0014effd" officeooo:paragraph-rsid="0014effd" style:font-size-asian="13.5pt" style:font-size-complex="13.5pt"/>
    </style:style>
    <style:style style:name="P19" style:family="paragraph" style:parent-style-name="Standard">
      <style:text-properties style:font-name="Courier 10 Pitch" fo:font-size="15pt" officeooo:rsid="0019f195" officeooo:paragraph-rsid="0019f195" style:font-size-asian="15pt" style:font-size-complex="15pt"/>
    </style:style>
    <style:style style:name="P20" style:family="paragraph" style:parent-style-name="Standard">
      <style:text-properties style:font-name="Courier 10 Pitch" fo:font-size="15pt" officeooo:rsid="0019f195" officeooo:paragraph-rsid="001f809b" style:font-size-asian="15pt" style:font-size-complex="15pt"/>
    </style:style>
    <style:style style:name="P21" style:family="paragraph" style:parent-style-name="Standard">
      <style:text-properties style:font-name="Courier 10 Pitch" fo:font-size="15pt" officeooo:rsid="001e27b3" officeooo:paragraph-rsid="00216a09" style:font-size-asian="15pt" style:font-size-complex="15pt"/>
    </style:style>
    <style:style style:name="P22" style:family="paragraph" style:parent-style-name="Standard">
      <style:text-properties style:font-name="Courier 10 Pitch" fo:font-size="15pt" officeooo:rsid="001e27b3" officeooo:paragraph-rsid="0022b0da" style:font-size-asian="15pt" style:font-size-complex="15pt"/>
    </style:style>
    <style:style style:name="P23" style:family="paragraph" style:parent-style-name="Standard">
      <style:text-properties style:font-name="Courier 10 Pitch" fo:font-size="15pt" officeooo:rsid="001e27b3" officeooo:paragraph-rsid="00240cb5" style:font-size-asian="15pt" style:font-size-complex="15pt"/>
    </style:style>
    <style:style style:name="P24" style:family="paragraph" style:parent-style-name="Standard">
      <style:text-properties style:font-name="Courier 10 Pitch" fo:font-size="15pt" officeooo:rsid="001e27b3" officeooo:paragraph-rsid="0026265f" style:font-size-asian="15pt" style:font-size-complex="15pt"/>
    </style:style>
    <style:style style:name="P25" style:family="paragraph" style:parent-style-name="Standard">
      <style:text-properties style:font-name="Courier 10 Pitch" fo:font-size="15pt" style:text-underline-style="none" officeooo:rsid="001ad9c8" officeooo:paragraph-rsid="001f809b" style:font-size-asian="15pt" style:font-size-complex="15pt"/>
    </style:style>
    <style:style style:name="P26" style:family="paragraph" style:parent-style-name="Standard">
      <style:text-properties fo:font-size="13.5pt" style:text-underline-style="none" officeooo:rsid="001c4bfc" officeooo:paragraph-rsid="001c4bfc" style:font-size-asian="13.5pt" style:font-size-complex="13.5pt"/>
    </style:style>
    <style:style style:name="P27" style:family="paragraph" style:parent-style-name="Standard">
      <style:text-properties fo:font-size="13.5pt" style:text-underline-style="none" officeooo:rsid="001c4bfc" officeooo:paragraph-rsid="003cf6c1" style:font-size-asian="13.5pt" style:font-size-complex="13.5pt"/>
    </style:style>
    <style:style style:name="P28" style:family="paragraph" style:parent-style-name="Standard">
      <style:text-properties fo:font-size="13.5pt" officeooo:rsid="0014effd" officeooo:paragraph-rsid="0016555b" style:font-size-asian="13.5pt" style:font-size-complex="13.5pt"/>
    </style:style>
    <style:style style:name="P29" style:family="paragraph" style:parent-style-name="Standard">
      <style:text-properties fo:font-size="13.5pt" officeooo:rsid="00182431" officeooo:paragraph-rsid="00182431" style:font-size-asian="13.5pt" style:font-size-complex="13.5pt"/>
    </style:style>
    <style:style style:name="P30" style:family="paragraph" style:parent-style-name="Standard">
      <style:text-properties fo:font-size="13.5pt" officeooo:rsid="00216a09" officeooo:paragraph-rsid="00216a09" style:font-size-asian="13.5pt" style:font-size-complex="13.5pt"/>
    </style:style>
    <style:style style:name="P31" style:family="paragraph" style:parent-style-name="Standard">
      <style:text-properties fo:font-size="13.5pt" officeooo:rsid="00216a09" officeooo:paragraph-rsid="0022b0da" style:font-size-asian="13.5pt" style:font-size-complex="13.5pt"/>
    </style:style>
    <style:style style:name="P32" style:family="paragraph" style:parent-style-name="Standard">
      <style:text-properties fo:font-size="13.5pt" officeooo:rsid="00216a09" officeooo:paragraph-rsid="00240cb5" style:font-size-asian="13.5pt" style:font-size-complex="13.5pt"/>
    </style:style>
    <style:style style:name="P33" style:family="paragraph" style:parent-style-name="Standard">
      <style:text-properties fo:font-size="13.5pt" officeooo:rsid="001e27b3" officeooo:paragraph-rsid="001e27b3" style:font-size-asian="13.5pt" style:font-size-complex="13.5pt"/>
    </style:style>
    <style:style style:name="P34" style:family="paragraph" style:parent-style-name="Standard">
      <style:text-properties fo:font-size="13.5pt" officeooo:rsid="00240cb5" officeooo:paragraph-rsid="00240cb5" style:font-size-asian="13.5pt" style:font-size-complex="13.5pt"/>
    </style:style>
    <style:style style:name="P35" style:family="paragraph" style:parent-style-name="Standard">
      <style:paragraph-properties>
        <style:tab-stops>
          <style:tab-stop style:position="2.1228in"/>
        </style:tab-stops>
      </style:paragraph-properties>
      <style:text-properties fo:font-size="13.5pt" officeooo:rsid="00240cb5" officeooo:paragraph-rsid="00240cb5" style:font-size-asian="13.5pt" style:font-size-complex="13.5pt"/>
    </style:style>
    <style:style style:name="P36" style:family="paragraph" style:parent-style-name="Standard">
      <style:text-properties fo:font-size="13.5pt" officeooo:rsid="0027aaab" officeooo:paragraph-rsid="0027aaab" style:font-size-asian="13.5pt" style:font-size-complex="13.5pt"/>
    </style:style>
    <style:style style:name="P37" style:family="paragraph" style:parent-style-name="Standard">
      <style:text-properties fo:font-size="13.5pt" officeooo:rsid="0027aaab" officeooo:paragraph-rsid="00296e8e" style:font-size-asian="13.5pt" style:font-size-complex="13.5pt"/>
    </style:style>
    <style:style style:name="P38" style:family="paragraph" style:parent-style-name="Standard">
      <style:text-properties fo:font-size="13.5pt" officeooo:rsid="0027aaab" officeooo:paragraph-rsid="002b87ff" style:font-size-asian="13.5pt" style:font-size-complex="13.5pt"/>
    </style:style>
    <style:style style:name="P39" style:family="paragraph" style:parent-style-name="Standard">
      <style:text-properties fo:font-size="13.5pt" officeooo:rsid="0027aaab" officeooo:paragraph-rsid="00396955" style:font-size-asian="13.5pt" style:font-size-complex="13.5pt"/>
    </style:style>
    <style:style style:name="P40" style:family="paragraph" style:parent-style-name="Standard">
      <style:text-properties fo:font-size="13.5pt" officeooo:rsid="0027f32a" officeooo:paragraph-rsid="0027f32a" style:font-size-asian="13.5pt" style:font-size-complex="13.5pt"/>
    </style:style>
    <style:style style:name="P41" style:family="paragraph" style:parent-style-name="Standard">
      <style:text-properties fo:font-size="13.5pt" officeooo:rsid="0027f32a" officeooo:paragraph-rsid="00298ccc" style:font-size-asian="13.5pt" style:font-size-complex="13.5pt"/>
    </style:style>
    <style:style style:name="P42" style:family="paragraph" style:parent-style-name="Standard">
      <style:text-properties fo:font-size="13.5pt" officeooo:rsid="0027f32a" officeooo:paragraph-rsid="002a533e" style:font-size-asian="13.5pt" style:font-size-complex="13.5pt"/>
    </style:style>
    <style:style style:name="P43" style:family="paragraph" style:parent-style-name="Standard">
      <style:text-properties fo:font-size="13.5pt" officeooo:rsid="00296e8e" officeooo:paragraph-rsid="0027f32a" style:font-size-asian="13.5pt" style:font-size-complex="13.5pt"/>
    </style:style>
    <style:style style:name="P44" style:family="paragraph" style:parent-style-name="Standard">
      <style:text-properties fo:font-size="13.5pt" officeooo:rsid="002b87ff" officeooo:paragraph-rsid="002b87ff" style:font-size-asian="13.5pt" style:font-size-complex="13.5pt"/>
    </style:style>
    <style:style style:name="P45" style:family="paragraph" style:parent-style-name="Standard">
      <style:text-properties fo:font-size="13.5pt" officeooo:rsid="002b87ff" officeooo:paragraph-rsid="00396955" style:font-size-asian="13.5pt" style:font-size-complex="13.5pt"/>
    </style:style>
    <style:style style:name="P46" style:family="paragraph" style:parent-style-name="Standard">
      <style:text-properties fo:font-size="13.5pt" officeooo:rsid="002e49e2" officeooo:paragraph-rsid="002e49e2" style:font-size-asian="13.5pt" style:font-size-complex="13.5pt"/>
    </style:style>
    <style:style style:name="P47" style:family="paragraph" style:parent-style-name="Standard">
      <style:text-properties fo:font-size="13.5pt" officeooo:rsid="0037c261" officeooo:paragraph-rsid="0037c261" style:font-size-asian="13.5pt" style:font-size-complex="13.5pt"/>
    </style:style>
    <style:style style:name="P48" style:family="paragraph" style:parent-style-name="Standard">
      <style:text-properties fo:font-size="13.5pt" style:text-underline-style="solid" style:text-underline-width="auto" style:text-underline-color="font-color" officeooo:rsid="0014effd" officeooo:paragraph-rsid="0016555b" style:font-size-asian="13.5pt" style:font-size-complex="13.5pt"/>
    </style:style>
    <style:style style:name="P49" style:family="paragraph" style:parent-style-name="Standard">
      <style:text-properties fo:font-size="13.5pt" fo:font-style="italic" officeooo:rsid="0027aaab" officeooo:paragraph-rsid="0027aaab" style:font-size-asian="13.5pt" style:font-style-asian="italic" style:font-size-complex="13.5pt" style:font-style-complex="italic"/>
    </style:style>
    <style:style style:name="P50" style:family="paragraph" style:parent-style-name="Standard">
      <style:text-properties fo:font-size="13.5pt" fo:font-style="italic" officeooo:rsid="0027aaab" officeooo:paragraph-rsid="00396955" style:font-size-asian="13.5pt" style:font-style-asian="italic" style:font-size-complex="13.5pt" style:font-style-complex="italic"/>
    </style:style>
    <style:style style:name="P51" style:family="paragraph" style:parent-style-name="Standard">
      <style:text-properties fo:font-size="15pt" style:text-underline-style="none" fo:font-weight="bold" officeooo:rsid="001e634a" officeooo:paragraph-rsid="001e634a" style:font-size-asian="15pt" style:font-weight-asian="bold" style:font-size-complex="15pt" style:font-weight-complex="bold"/>
    </style:style>
    <style:style style:name="P52" style:family="paragraph" style:parent-style-name="Standard">
      <style:text-properties style:font-name="Courier 10 Pitch" fo:font-size="13.5pt" officeooo:rsid="002e49e2" officeooo:paragraph-rsid="002e49e2" style:font-size-asian="13.5pt" style:font-size-complex="13.5pt"/>
    </style:style>
    <style:style style:name="P53" style:family="paragraph" style:parent-style-name="Standard">
      <style:text-properties style:font-name="Courier 10 Pitch" fo:font-size="13.5pt" officeooo:rsid="002e49e2" officeooo:paragraph-rsid="0037c261" style:font-size-asian="13.5pt" style:font-size-complex="13.5pt"/>
    </style:style>
    <style:style style:name="P54" style:family="paragraph" style:parent-style-name="Standard">
      <style:text-properties style:font-name="Courier 10 Pitch" fo:font-size="18pt" officeooo:rsid="0037c261" officeooo:paragraph-rsid="0037c261" style:font-size-asian="18pt" style:font-size-complex="18pt"/>
    </style:style>
    <style:style style:name="P55" style:family="paragraph" style:parent-style-name="Standard">
      <style:text-properties style:font-name="Courier 10 Pitch" fo:font-size="18pt" officeooo:rsid="0038f8ba" officeooo:paragraph-rsid="0038f8ba" style:font-size-asian="18pt" style:font-size-complex="18pt"/>
    </style:style>
    <style:style style:name="P56" style:family="paragraph" style:parent-style-name="Standard">
      <style:text-properties style:font-name="Courier 10 Pitch" fo:font-size="16pt" officeooo:rsid="0037c261" officeooo:paragraph-rsid="0037c261" style:font-size-asian="16pt" style:font-size-complex="16pt"/>
    </style:style>
    <style:style style:name="P57" style:family="paragraph" style:parent-style-name="Standard">
      <style:text-properties fo:color="#999999" style:font-name="Courier 10 Pitch" fo:font-size="13.5pt" officeooo:rsid="0037c261" officeooo:paragraph-rsid="0037c261" style:font-size-asian="13.5pt" style:font-size-complex="13.5pt"/>
    </style:style>
    <style:style style:name="P58" style:family="paragraph" style:parent-style-name="Standard">
      <style:text-properties fo:color="#999999" style:font-name="Courier 10 Pitch" fo:font-size="13.5pt" officeooo:rsid="0037c261" officeooo:paragraph-rsid="0038f8ba" style:font-size-asian="13.5pt" style:font-size-complex="13.5pt"/>
    </style:style>
    <style:style style:name="P59" style:family="paragraph" style:parent-style-name="Standard">
      <style:text-properties fo:color="#999999" style:font-name="Courier 10 Pitch" fo:font-size="18pt" officeooo:rsid="0037c261" officeooo:paragraph-rsid="0037c261" style:font-size-asian="18pt" style:font-size-complex="18pt"/>
    </style:style>
    <style:style style:name="P60" style:family="paragraph" style:parent-style-name="Standard">
      <style:text-properties fo:color="#999999" style:font-name="Courier 10 Pitch" fo:font-size="15pt" officeooo:rsid="00182431" officeooo:paragraph-rsid="001e27b3" style:font-size-asian="15pt" style:font-size-complex="15pt"/>
    </style:style>
    <style:style style:name="P61" style:family="paragraph" style:parent-style-name="Standard">
      <style:paragraph-properties fo:text-align="center" style:justify-single-word="false" fo:break-before="page"/>
      <style:text-properties fo:font-size="13.5pt" style:text-underline-style="solid" style:text-underline-width="auto" style:text-underline-color="font-color" officeooo:rsid="00185562" officeooo:paragraph-rsid="00185562" style:font-size-asian="13.5pt" style:font-size-complex="13.5pt"/>
    </style:style>
    <style:style style:name="P62" style:family="paragraph" style:parent-style-name="Standard">
      <style:paragraph-properties fo:text-align="center" style:justify-single-word="false" fo:break-before="page"/>
      <style:text-properties fo:font-size="13.5pt" style:text-underline-style="solid" style:text-underline-width="auto" style:text-underline-color="font-color" officeooo:rsid="0027aaab" officeooo:paragraph-rsid="00296e8e" style:font-size-asian="13.5pt" style:font-size-complex="13.5pt"/>
    </style:style>
    <style:style style:name="P63" style:family="paragraph" style:parent-style-name="Standard">
      <style:paragraph-properties fo:break-before="page"/>
      <style:text-properties fo:font-size="13.5pt" style:text-underline-style="none" officeooo:rsid="001c4bfc" officeooo:paragraph-rsid="001f809b" style:font-size-asian="13.5pt" style:font-size-complex="13.5pt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Courier 10 Pitch" fo:font-size="15pt" fo:font-weight="bold" officeooo:rsid="0014effd" officeooo:paragraph-rsid="00182431" style:font-size-asian="15pt" style:font-weight-asian="bold" style:font-size-complex="15pt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officeooo:rsid="001e27b3" officeooo:paragraph-rsid="002620f5" style:font-size-asian="16pt" style:font-size-complex="16pt"/>
    </style:style>
    <style:style style:name="P66" style:family="paragraph" style:parent-style-name="Standard">
      <style:paragraph-properties fo:text-align="center" style:justify-single-word="false" fo:break-before="page"/>
      <style:text-properties style:font-name="Courier 10 Pitch" fo:font-size="13.5pt" officeooo:rsid="0037c261" officeooo:paragraph-rsid="0037c261" style:font-size-asian="13.5pt" style:font-size-complex="13.5pt"/>
    </style:style>
    <style:style style:name="P67" style:family="paragraph" style:parent-style-name="Standard">
      <style:paragraph-properties fo:text-align="center" style:justify-single-word="false" fo:break-before="page"/>
      <style:text-properties style:font-name="Courier 10 Pitch" fo:font-size="13.5pt" officeooo:rsid="0038f8ba" officeooo:paragraph-rsid="0038f8ba" style:font-size-asian="13.5pt" style:font-size-complex="13.5pt"/>
    </style:style>
    <style:style style:name="P68" style:family="paragraph" style:parent-style-name="Standard" style:list-style-name="L1" style:master-page-name="">
      <loext:graphic-properties draw:fill="none"/>
      <style:paragraph-properties fo:margin-left="0.9366in" fo:margin-right="0in" fo:text-indent="-0.0618in" style:auto-text-indent="false" style:page-number="auto" fo:background-color="transparent"/>
      <style:text-properties fo:font-size="13.5pt" officeooo:rsid="0027f32a" officeooo:paragraph-rsid="0027f32a" style:font-size-asian="13.5pt" style:font-size-complex="13.5pt"/>
    </style:style>
    <style:style style:name="P69" style:family="paragraph" style:parent-style-name="Standard" style:list-style-name="L1">
      <loext:graphic-properties draw:fill="none"/>
      <style:paragraph-properties fo:margin-left="0.9366in" fo:margin-right="0in" fo:text-indent="-0.0618in" style:auto-text-indent="false" fo:background-color="transparent"/>
      <style:text-properties fo:font-size="13.5pt" officeooo:rsid="0027f32a" officeooo:paragraph-rsid="0027f32a" style:font-size-asian="13.5pt" style:font-size-complex="13.5pt"/>
    </style:style>
    <style:style style:name="P7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3.5pt" officeooo:rsid="0037c261" officeooo:paragraph-rsid="0037c261" style:font-size-asian="13.5pt" style:font-size-complex="13.5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weight="bold" style:font-weight-asian="bold" style:font-weight-complex="bold"/>
    </style:style>
    <style:style style:name="T3" style:family="text">
      <style:text-properties style:font-name="Courier 10 Pitch" fo:font-weight="bold" officeooo:rsid="0014effd" style:font-weight-asian="bold" style:font-weight-complex="bold"/>
    </style:style>
    <style:style style:name="T4" style:family="text">
      <style:text-properties style:font-name="Courier 10 Pitch" fo:font-size="15pt" style:font-size-asian="15pt" style:font-size-complex="15pt"/>
    </style:style>
    <style:style style:name="T5" style:family="text">
      <style:text-properties style:font-name="Courier 10 Pitch" fo:font-size="15pt" officeooo:rsid="0019f195" style:font-size-asian="15pt" style:font-size-complex="15pt"/>
    </style:style>
    <style:style style:name="T6" style:family="text">
      <style:text-properties style:font-name="Courier 10 Pitch" fo:font-size="15pt" officeooo:rsid="001f809b" style:font-size-asian="15pt" style:font-size-complex="15pt"/>
    </style:style>
    <style:style style:name="T7" style:family="text">
      <style:text-properties style:font-name="Courier 10 Pitch" fo:font-size="15pt" officeooo:rsid="001e27b3" style:font-size-asian="15pt" style:font-size-complex="15pt"/>
    </style:style>
    <style:style style:name="T8" style:family="text">
      <style:text-properties style:font-name="Courier 10 Pitch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10 Pitch" fo:font-size="15pt" fo:font-weight="bold" officeooo:rsid="001e27b3" style:font-size-asian="15pt" style:font-weight-asian="bold" style:font-size-complex="15pt" style:font-weight-complex="bold"/>
    </style:style>
    <style:style style:name="T10" style:family="text">
      <style:text-properties style:font-name="Courier 10 Pitch" fo:font-size="15pt" fo:font-weight="bold" officeooo:rsid="00296e8e" style:font-size-asian="15pt" style:font-weight-asian="bold" style:font-size-complex="15pt" style:font-weight-complex="bold"/>
    </style:style>
    <style:style style:name="T11" style:family="text">
      <style:text-properties style:font-name="Courier 10 Pitch" fo:font-size="11pt" officeooo:rsid="001e27b3" style:font-size-asian="11pt" style:font-size-complex="11pt"/>
    </style:style>
    <style:style style:name="T12" style:family="text">
      <style:text-properties style:font-name="Courier 10 Pitch" fo:font-size="16pt" style:text-underline-style="none" fo:font-weight="bold" officeooo:rsid="001e27b3" style:font-size-asian="16pt" style:font-weight-asian="bold" style:font-size-complex="16pt" style:font-weight-complex="bold"/>
    </style:style>
    <style:style style:name="T13" style:family="text">
      <style:text-properties style:font-name="Courier 10 Pitch" fo:font-size="16pt" style:text-underline-style="none" fo:font-weight="bold" officeooo:rsid="00296e8e" style:font-size-asian="16pt" style:font-weight-asian="bold" style:font-size-complex="16pt" style:font-weight-complex="bold"/>
    </style:style>
    <style:style style:name="T14" style:family="text">
      <style:text-properties style:font-name="Courier 10 Pitch" officeooo:rsid="00306cd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c4bf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185562"/>
    </style:style>
    <style:style style:name="T20" style:family="text">
      <style:text-properties officeooo:rsid="0019f195"/>
    </style:style>
    <style:style style:name="T21" style:family="text">
      <style:text-properties officeooo:rsid="001e1d08"/>
    </style:style>
    <style:style style:name="T22" style:family="text">
      <style:text-properties officeooo:rsid="001e27b3"/>
    </style:style>
    <style:style style:name="T23" style:family="text">
      <style:text-properties officeooo:rsid="001f809b"/>
    </style:style>
    <style:style style:name="T24" style:family="text">
      <style:text-properties officeooo:rsid="0022b0da"/>
    </style:style>
    <style:style style:name="T25" style:family="text">
      <style:text-properties officeooo:rsid="00240cb5"/>
    </style:style>
    <style:style style:name="T26" style:family="text">
      <style:text-properties style:font-name="Liberation Serif" fo:font-style="italic" officeooo:rsid="00240cb5" style:font-style-asian="italic" style:font-style-complex="italic"/>
    </style:style>
    <style:style style:name="T27" style:family="text">
      <style:text-properties officeooo:rsid="002620f5"/>
    </style:style>
    <style:style style:name="T28" style:family="text">
      <style:text-properties officeooo:rsid="0027f32a"/>
    </style:style>
    <style:style style:name="T29" style:family="text">
      <style:text-properties officeooo:rsid="00296e8e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officeooo:rsid="002c481a"/>
    </style:style>
    <style:style style:name="T35" style:family="text">
      <style:text-properties officeooo:rsid="002e03ab"/>
    </style:style>
    <style:style style:name="T36" style:family="text">
      <style:text-properties officeooo:rsid="00319979"/>
    </style:style>
    <style:style style:name="T37" style:family="text">
      <style:text-properties officeooo:rsid="0032e3d9"/>
    </style:style>
    <style:style style:name="T38" style:family="text">
      <style:text-properties fo:font-size="19pt" style:font-size-asian="19pt" style:font-size-complex="19pt"/>
    </style:style>
    <style:style style:name="T39" style:family="text">
      <style:text-properties officeooo:rsid="00354335"/>
    </style:style>
    <style:style style:name="T40" style:family="text">
      <style:text-properties officeooo:rsid="0038f8ba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size="25pt" style:font-size-asian="25pt" style:font-size-complex="25pt"/>
    </style:style>
    <style:style style:name="T43" style:family="text">
      <style:text-properties style:font-name="Courier 10 Pitch"/>
    </style:style>
    <style:style style:name="T44" style:family="text">
      <style:text-properties style:font-name="Courier 10 Pitch" fo:font-size="15pt" style:font-size-asian="15pt" style:font-size-complex="15pt"/>
    </style:style>
    <style:style style:name="T45" style:family="text">
      <style:text-properties officeooo:rsid="003b31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Syntax for the Astronauts Essay Challen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Today’s goal: </text:p>
      <text:p text:style-name="P13">get the computer to read and grade a school essa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f you are new to Python (or if you simply want to review the exact Python syntax relevant to handling strings, lists, and loops) then this packet is for you!</text:p>
      <text:p text:style-name="P2"/>
      <text:p text:style-name="P3">This packet contains example code which uses:</text:p>
      <text:p text:style-name="P3"/>
      <text:p text:style-name="P51"/>
      <text:p text:style-name="P51"><text:tab/><text:tab/><text:tab/><text:tab/><text:span text:style-name="T1">print() <text:s text:c="2"/><text:tab/>if <text:tab/><text:tab/>in<text:tab/><text:tab/></text:span><text:span text:style-name="T14">for</text:span></text:p>
      <text:p text:style-name="P18">First: make a <text:span text:style-name="T19">few variables</text:span></text:p>
      <text:p text:style-name="P3"/>
      <text:p text:style-name="P3"/>
      <text:p text:style-name="P4">On your computer, <text:span text:style-name="T15">open IDLE</text:span>. <text:s/></text:p>
      <text:p text:style-name="P4"/>
      <text:p text:style-name="P8">You should see these symbols:</text:p>
      <text:p text:style-name="P8"/>
      <text:p text:style-name="P8">&gt;&gt;&gt;</text:p>
      <text:p text:style-name="P8"/>
      <text:p text:style-name="P8"><text:span text:style-name="T45">These symbols mean</text:span> <text:span text:style-name="T45">you’re in the Python shell.</text:span> <text:s/><text:span text:style-name="T45">Here y</text:span>ou can type and experiment.</text:p>
      <text:p text:style-name="P8"/>
      <text:p text:style-name="P8">Type the following things and press ENTER after each one.</text:p>
      <text:p text:style-name="P8"/>
      <text:p text:style-name="P8"/>
      <text:p text:style-name="P14">&gt;&gt;&gt; <text:s text:c="2"/>magic_word = "really"</text:p>
      <text:p text:style-name="P14"/>
      <text:p text:style-name="P14">&gt;&gt;&gt; <text:s text:c="2"/>sentence = "Python is really cool."</text:p>
      <text:p text:style-name="P14"/>
      <text:p text:style-name="P15">&gt;&gt;&gt; <text:s text:c="2"/>magic_word <text:span text:style-name="T15">in</text:span> sentence</text:p>
      <text:p text:style-name="P9"/>
      <text:p text:style-name="P9"/>
      <text:p text:style-name="P9">What word does the computer display after you type all these lines and press ENTER?</text:p>
      <text:p text:style-name="P4"/>
      <text:p text:style-name="P4"/>
      <text:p text:style-name="P4"/>
      <text:p text:style-name="P4"><text:tab/><text:tab/><text:tab/><text:tab/><text:tab/><text:tab/><text:tab/><text:span text:style-name="T17">Answer:</text:span>____________________________</text:p>
      <text:p text:style-name="P4"/>
      <text:p text:style-name="P11"/>
      <text:p text:style-name="P11"/>
      <text:p text:style-name="P12">The word <text:span text:style-name="T8">in</text:span> <text:s/>can be used in Python to check whether a particular thing is in another thing.</text:p>
      <text:p text:style-name="P12"/>
      <text:p text:style-name="P12"/>
      <text:p text:style-name="P12">In our case, we just checked whether or not the data stored in the variable <text:span text:style-name="T4">magic_word</text:span> is in<text:span text:style-name="T21">side</text:span> the variable <text:span text:style-name="T4">sentence</text:span>.</text:p>
      <text:p text:style-name="P12"/>
      <text:p text:style-name="P12"/>
      <text:p text:style-name="P63">Fill in the blanks below so that Python checks for the word <text:span text:style-name="T5">"</text:span><text:span text:style-name="T6">frisbee</text:span><text:span text:style-name="T5">"</text:span> inside <text:span text:style-name="T1">sentence2</text:span>.</text:p>
      <text:p text:style-name="P12"/>
      <text:p text:style-name="P12"/>
      <text:p text:style-name="P20">&gt;&gt;&gt; <text:s text:c="2"/>magic_word = ____________</text:p>
      <text:p text:style-name="P20"/>
      <text:p text:style-name="P20">&gt;&gt;&gt; <text:s text:c="2"/>sentence<text:span text:style-name="T23">2</text:span> = "<text:span text:style-name="T23">Is there football in space?</text:span>"</text:p>
      <text:p text:style-name="P20"/>
      <text:p text:style-name="P25">&gt;&gt;&gt; <text:s text:c="2"/>magic_word <text:span text:style-name="T15">in</text:span> <text:span text:style-name="T20">____________</text:span></text:p>
      <text:p text:style-name="P12"/>
      <text:p text:style-name="P12"/>
      <text:p text:style-name="P27"><text:span text:style-name="T23">Type the above lines</text:span> in<text:span text:style-name="T23">to</text:span> the shell. <text:s/>What does it print? <text:s text:c="2"/><text:span text:style-name="T5">________________</text:span></text:p>
      <text:p text:style-name="P61">Try this demo code</text:p>
      <text:p text:style-name="P5"/>
      <text:p text:style-name="P5"/>
      <text:p text:style-name="P5"><text:span text:style-name="T19">From </text:span><text:span text:style-name="T15">IDLE, </text:span><text:s text:c="2"/></text:p>
      <text:p text:style-name="P4"><text:span text:style-name="T19">go to the </text:span>File menu <text:span text:style-name="T19">and</text:span> select “<text:span text:style-name="T18">New File</text:span>.”</text:p>
      <text:p text:style-name="P3"/>
      <text:p text:style-name="P3"/>
      <text:p text:style-name="P3"><text:tab/><text:tab/><text:tab/><text:tab/><text:tab/><text:tab/>→ Name your file <text:s text:c="2"/><text:span text:style-name="T2">string_practice.py</text:span></text:p>
      <text:p text:style-name="P3"/>
      <text:p text:style-name="P3">Save the file to the Desktop.</text:p>
      <text:p text:style-name="P3"/>
      <text:p text:style-name="P7"/>
      <text:p text:style-name="P8">Start typing the first few lines of the file shown on the next page. <text:s/>Every line or two, stop typing and run your file to make sure there are no mistakes.</text:p>
      <text:p text:style-name="P3"/>
      <text:p text:style-name="P3"/>
      <text:p text:style-name="P6"/>
      <text:p text:style-name="P6"/>
      <text:p text:style-name="P30">How to run a Python file</text:p>
      <text:p text:style-name="P30"/>
      <text:p text:style-name="P30">In IDLE, from the <text:span text:style-name="T16">Run</text:span> menu select “RUN MODULE”.</text:p>
      <text:p text:style-name="P64">string_practice.py</text:p>
      <text:p text:style-name="P6"/>
      <text:p text:style-name="P6"/>
      <text:p text:style-name="P60"># This code demonstrates how Python works with words </text:p>
      <text:p text:style-name="P60"><text:span text:style-name="T22"># </text:span>and sentences.</text:p>
      <text:p text:style-name="P16"/>
      <text:p text:style-name="P16"/>
      <text:p text:style-name="P17"><text:span text:style-name="T15">print</text:span>("This program is about strings and if")</text:p>
      <text:p text:style-name="P17">answer = 0</text:p>
      <text:p text:style-name="P17">magic_word = "really"</text:p>
      <text:p text:style-name="P17">sentence = "Python is really cool."</text:p>
      <text:p text:style-name="P17"><text:span text:style-name="T15">print</text:span>()</text:p>
      <text:p text:style-name="P17"><text:span text:style-name="T15">print</text:span>(sentence)</text:p>
      <text:p text:style-name="P17"><text:span text:style-name="T15">print</text:span>("Python will look for the magic word")</text:p>
      <text:p text:style-name="P17"/>
      <text:p text:style-name="P17"><text:span text:style-name="T15">if</text:span> magic_word <text:span text:style-name="T15">in</text:span> sentence:</text:p>
      <text:p text:style-name="P17"><text:s text:c="4"/>answer = answer + 1</text:p>
      <text:p text:style-name="P17"><text:s text:c="4"/><text:span text:style-name="T15">print</text:span>("FOUND MAGIC WORD!!!")</text:p>
      <text:p text:style-name="P17"/>
      <text:p text:style-name="P17"><text:span text:style-name="T15">print</text:span>(answer)</text:p>
      <text:p text:style-name="P10"/>
      <text:p text:style-name="P65"><text:span text:style-name="T27">Line-by-line e</text:span>xplanation of <text:span text:style-name="T3">string_practice.py</text:span></text:p>
      <text:p text:style-name="P10"/>
      <text:p text:style-name="P30"><text:span text:style-name="T4">print()</text:span> is a function.</text:p>
      <text:p text:style-name="P30"/>
      <text:p text:style-name="P30">It lets your Python program display information in the Python shell.</text:p>
      <text:p text:style-name="P30"/>
      <text:p text:style-name="P30">In Python, putting one or more words in quotation marks <text:span text:style-name="T36">creates</text:span> a <text:span text:style-name="T16">string</text:span>.</text:p>
      <text:p text:style-name="P30"/>
      <text:p text:style-name="P30">When Python sees a string, it prints it exactly as you wrote it.</text:p>
      <text:p text:style-name="P22"><text:span text:style-name="T15"/></text:p>
      <text:p text:style-name="P22"><text:span text:style-name="T15">print</text:span>("This program is about strings and if")</text:p>
      <text:p text:style-name="P22"/>
      <text:p text:style-name="P30"/>
      <text:p text:style-name="P31">Here, the number zero is stored into the variable <text:span text:style-name="T7">answer</text:span>.</text:p>
      <text:p text:style-name="P22">answer = 0</text:p>
      <text:p text:style-name="P31"/>
      <text:p text:style-name="P22">magic_word = "really"</text:p>
      <text:p text:style-name="P30"/>
      <text:p text:style-name="P31">The value ______________ is stored into the variable <text:span text:style-name="T7">magic_word</text:span>.</text:p>
      <text:p text:style-name="P30"/>
      <text:p text:style-name="P22">sentence = "Python is really cool."</text:p>
      <text:p text:style-name="P30"/>
      <text:p text:style-name="P31">The value <text:span text:style-name="T11">"Python is really cool."</text:span><text:span text:style-name="T7"> </text:span>is stored into <text:span text:style-name="T24">the variable </text:span><text:span text:style-name="T7">sentence</text:span></text:p>
      <text:p text:style-name="P30"/>
      <text:p text:style-name="P22"><text:span text:style-name="T15">print</text:span>()</text:p>
      <text:p text:style-name="P30">print() with no parameters will print a blank line.</text:p>
      <text:p text:style-name="P30"/>
      <text:p text:style-name="P30">Look closely: why are there no quotes around the word inside the print() this time?</text:p>
      <text:p text:style-name="P30"/>
      <text:p text:style-name="P22"><text:span text:style-name="T15">print</text:span>(sentence)</text:p>
      <text:p text:style-name="P30"/>
      <text:p text:style-name="P30">With no quotes, Python assumes the word must be a <text:span text:style-name="T16">variable</text:span>.</text:p>
      <text:p text:style-name="P30"/>
      <text:p text:style-name="P30">That is, it must be a piece of information stored somewhere in the computer’s memory.</text:p>
      <text:p text:style-name="P30"/>
      <text:p text:style-name="P30">In this line, Python will go look for the value stored inside the variable.</text:p>
      <text:p text:style-name="P30"/>
      <text:p text:style-name="P30"/>
      <text:p text:style-name="P32">At this point in the program, what value is stored inside <text:span text:style-name="T7">sentence</text:span>? <text:s/></text:p>
      <text:p text:style-name="P32"/>
      <text:p text:style-name="P24"><text:tab/><text:tab/><text:tab/><text:tab/><text:tab/><text:span text:style-name="T26">Answer:</text:span><text:span text:style-name="T25"> _____________________________</text:span></text:p>
      <text:p text:style-name="P30"><text:soft-page-break/></text:p>
      <text:p text:style-name="P34">On this line, Python will print the words exactly as you typed them.</text:p>
      <text:p text:style-name="P34"/>
      <text:p text:style-name="P23"><text:span text:style-name="T15">print</text:span>("Python will look for the magic word")</text:p>
      <text:p text:style-name="P23"/>
      <text:p text:style-name="P34">The following three lines are unique.</text:p>
      <text:p text:style-name="P34"/>
      <text:p text:style-name="P23"><text:span text:style-name="T15">if</text:span> magic_word <text:span text:style-name="T15">in</text:span> sentence<text:span text:style-name="T38">:</text:span></text:p>
      <text:p text:style-name="P23"><text:s text:c="4"/>answer = answer + 1</text:p>
      <text:p text:style-name="P23"><text:s text:c="4"/><text:span text:style-name="T15">print</text:span>("FOUND MAGIC WORD!!!")</text:p>
      <text:p text:style-name="P34"/>
      <text:p text:style-name="P35">Notice that the first line appears all the way at the left of the screen while the two <text:span text:style-name="T37">following lines </text:span>have a few blank spaces in front of them. <text:s/>These blank spaces, in combination with the colon symbol <text:span text:style-name="T31">:</text:span> tell Python that the indented lines belong to the line above them. <text:s/>If the magic word is found inside the sentence, then the indented lines will run. <text:s/>If the magic word is not found inside the sentence, the indented lines will not run.</text:p>
      <text:p text:style-name="P34"/>
      <text:p text:style-name="P34">At the end of the program, Python will print whatever value is contained inside the variable named <text:span text:style-name="T7">answer</text:span>.</text:p>
      <text:p text:style-name="P21"/>
      <text:p text:style-name="P22"><text:span text:style-name="T15">print</text:span>(answer)</text:p>
      <text:p text:style-name="P31"/>
      <text:p text:style-name="P36">Now it’s your turn. <text:s/>Write a paragraph which explains what the program does in your own words. <text:s/>You do not need to write about every single line. <text:s/>Write about the overall idea. <text:s/><text:span text:style-name="T34">However, please m</text:span>ake sure to explain the line which contains the word <text:span text:style-name="T9">if</text:span>.</text:p>
      <text:p text:style-name="P36"/>
      <text:p text:style-name="P49">Your explanation:</text:p>
      <text:p text:style-name="P38"/>
      <text:p text:style-name="P44">_____________________________________________________________________</text:p>
      <text:p text:style-name="P38"/>
      <text:p text:style-name="P44">_____________________________________________________________________</text:p>
      <text:p text:style-name="P38"/>
      <text:p text:style-name="P44">_____________________________________________________________________</text:p>
      <text:p text:style-name="P38"/>
      <text:p text:style-name="P44">_____________________________________________________________________</text:p>
      <text:p text:style-name="P38"/>
      <text:p text:style-name="P44">_____________________________________________________________________</text:p>
      <text:p text:style-name="P36"/>
      <text:p text:style-name="P44">_____________________________________________________________________</text:p>
      <text:p text:style-name="P44"/>
      <text:p text:style-name="P44"><text:tab/><text:tab/><text:tab/><text:tab/>STOP. <text:span text:style-name="T16">Have a volunteer check your work before you move on.</text:span></text:p>
      <text:p text:style-name="P62">The word <text:span text:style-name="T9">f</text:span><text:span text:style-name="T10">or</text:span> in Python</text:p>
      <text:p text:style-name="P36"/>
      <text:p text:style-name="P36"/>
      <text:p text:style-name="P37">Now that we’ve seen how Python handles a few words at a time, let’s look at how Python might evaluate a larger number of words. <text:s/>This time we will use one more special word (also called a <text:span text:style-name="T16">reserved word</text:span>) from Python: the word <text:span text:style-name="T12">f</text:span><text:span text:style-name="T13">or</text:span>.</text:p>
      <text:p text:style-name="P36"/>
      <text:p text:style-name="P36"/>
      <text:p text:style-name="P36">Pretend you need to buy some ingredients at the grocery store in order to bake a cake. <text:s/>Pretend you live in the far future and you and everyone you know has a robot at home to help do chores. <text:s/>A robot is really just a computer with mechanical arms and legs sticking out of it. <text:s/><text:span text:style-name="T28">T</text:span>elling the robot what to do is very similar to writing a program in Python <text:span text:style-name="T28">(in <text:s/>Python, we get to tell the computer what to do)</text:span>.</text:p>
      <text:p text:style-name="P36"/>
      <text:p text:style-name="P36">You ask the robot to go to the grocery store. <text:s/><text:span text:style-name="T34">I</text:span>t agrees!</text:p>
      <text:p text:style-name="P36"/>
      <text:p text:style-name="P36">You have a list of the items you need from the store. <text:s/>You need to explain to the robot (who knows nothing about grocery stores or baking cakes) exactly what to do. <text:s/><text:span text:style-name="T28">Don’t worry about Python right now – just think about how you would do this in English.</text:span></text:p>
      <text:p text:style-name="P36"/>
      <text:p text:style-name="P40">“Hey robot,” you might say. <text:s/>“This is a list of items I need from the grocery store. <text:s/><text:span text:style-name="T29">For each item on the list, I need you to do three specific things.”</text:span></text:p>
      <text:p text:style-name="P43"/>
      <text:p text:style-name="P40"/>
      <text:p text:style-name="P42"><text:span text:style-name="T12">f</text:span><text:span text:style-name="T13">or</text:span> each item on this list, please:</text:p>
      <text:p text:style-name="P40"/>
      <text:list xml:id="list3062606360470137435" text:style-name="L1">
        <text:list-item>
          <text:p text:style-name="P68">Walk down the aisles looking for the item</text:p>
        </text:list-item>
        <text:list-item>
          <text:p text:style-name="P69">If you find it, put it into the shopping cart</text:p>
        </text:list-item>
        <text:list-item>
          <text:p text:style-name="P69">If you don’t find it, just move on to the next item</text:p>
        </text:list-item>
      </text:list>
      <text:p text:style-name="P36"/>
      <text:p text:style-name="P36"/>
      <text:p text:style-name="P41">This is EXACTLY how the word <text:span text:style-name="T12">f</text:span><text:span text:style-name="T13">or</text:span> works in Python. <text:s/>For each item, we ask the computer to do certain specific things. <text:s/>The computer does all of those things <text:span text:style-name="T12">f</text:span><text:span text:style-name="T13">or</text:span> every item.</text:p>
      <text:p text:style-name="P41"><text:line-break/><text:span text:style-name="T35">Read this page again and make sure you understand it.</text:span></text:p>
      <text:p text:style-name="P41"/>
      <text:p text:style-name="P46">If you get stuck, <text:span text:style-name="T39">find</text:span> a volunteer. <text:s/><text:span text:style-name="T39">We’re here to help you.</text:span></text:p>
      <text:p text:style-name="P66">word_or_letters.py</text:p>
      <text:p text:style-name="P52"/>
      <text:p text:style-name="P52"/>
      <text:p text:style-name="P57"># This program demonstrates FOR LOOPS</text:p>
      <text:p text:style-name="P57"># Type it and save the file as word_or_letters.py</text:p>
      <text:p text:style-name="P59"/>
      <text:p text:style-name="P59"/>
      <text:p text:style-name="P59"/>
      <text:p text:style-name="P54">sentence3 = <text:span text:style-name="T32">"Why did the chicken cross the road?"</text:span></text:p>
      <text:p text:style-name="P56"/>
      <text:p text:style-name="P54"><text:span text:style-name="T15">for</text:span> x <text:span text:style-name="T15">in</text:span> sentence3:</text:p>
      <text:p text:style-name="P54"><text:s text:c="4"/><text:span text:style-name="T15">print</text:span>(x)</text:p>
      <text:p text:style-name="P47"/>
      <text:p text:style-name="P47"/>
      <text:p text:style-name="P70"/>
      <text:p text:style-name="P47">What happens when you run this program?</text:p>
      <text:p text:style-name="P47">Explain why.</text:p>
      <text:p text:style-name="P47"/>
      <text:p text:style-name="P47"/>
      <text:p text:style-name="P50">Your explanation: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45"/>
      <text:p text:style-name="P45"><text:tab/><text:tab/><text:tab/><text:tab/>STOP. <text:span text:style-name="T16">Have a volunteer check your work before you move on.</text:span></text:p>
      <text:p text:style-name="P67">letter_or_words.py</text:p>
      <text:p text:style-name="P53"/>
      <text:p text:style-name="P53"/>
      <text:p text:style-name="P57"># This program demonstrates FOR LOOPS</text:p>
      <text:p text:style-name="P58"># Type it and save the file as <text:span text:style-name="T40">letter_or_words.py</text:span></text:p>
      <text:p text:style-name="P59"/>
      <text:p text:style-name="P54"/>
      <text:p text:style-name="P55"><text:span text:style-name="T32">sentence4 = "I love dinosaurs."</text:span></text:p>
      <text:p text:style-name="P55"><text:span text:style-name="T32"/></text:p>
      <text:p text:style-name="P55"><text:span text:style-name="T32">sentence5 = </text:span><text:span text:style-name="T42">[</text:span><text:span text:style-name="T32">"I", "love", "dinosaurs."</text:span><text:span text:style-name="T42">]</text:span></text:p>
      <text:p text:style-name="P55"><text:span text:style-name="T32"/></text:p>
      <text:p text:style-name="P55"><text:span text:style-name="T33">print</text:span><text:span text:style-name="T32">(</text:span><text:span text:style-name="T41">"Python is about to start the first loop...."</text:span><text:span text:style-name="T32">)</text:span></text:p>
      <text:p text:style-name="P55"><text:span text:style-name="T32"/></text:p>
      <text:p text:style-name="P55"><text:span text:style-name="T33">for</text:span><text:span text:style-name="T32"> x </text:span><text:span text:style-name="T33">in</text:span><text:span text:style-name="T32"> sentence4:</text:span></text:p>
      <text:p text:style-name="P55"><text:span text:style-name="T32"><text:s text:c="4"/></text:span><text:span text:style-name="T33">print</text:span><text:span text:style-name="T32">(x)</text:span></text:p>
      <text:p text:style-name="P55"><text:span text:style-name="T32"/></text:p>
      <text:p text:style-name="P55"><text:span text:style-name="T33">print</text:span><text:span text:style-name="T32">("Now the second loop is starting...")</text:span></text:p>
      <text:p text:style-name="P55"><text:span text:style-name="T32"><text:s text:c="4"/></text:span></text:p>
      <text:p text:style-name="P55"><text:span text:style-name="T33">for</text:span><text:span text:style-name="T32"> x </text:span><text:span text:style-name="T33">in</text:span><text:span text:style-name="T32"> sentence5:</text:span></text:p>
      <text:p text:style-name="P55"><text:span text:style-name="T32"><text:s text:c="4"/></text:span><text:span text:style-name="T33">print</text:span><text:span text:style-name="T32">(x)</text:span></text:p>
      <text:p text:style-name="P47"/>
      <text:p text:style-name="P47"/>
      <text:p text:style-name="P70"/>
      <text:p text:style-name="P47">What happens when you run this program?</text:p>
      <text:p text:style-name="P47">Explain why.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39"/>
      <text:p text:style-name="P45">_____________________________________________________________________</text:p>
      <text:p text:style-name="P45"/>
      <text:p text:style-name="P45"><text:tab/><text:tab/><text:tab/><text:tab/>STOP. <text:span text:style-name="T16">Have a volunteer check your work before you move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00:51.927858437</meta:creation-date>
    <dc:date>2017-10-21T10:36:37.714825935</dc:date>
    <meta:editing-duration>PT2H26M54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0" meta:paragraph-count="134" meta:word-count="1165" meta:character-count="7698" meta:non-whitespace-character-count="6546"/>
  </office:meta>
</office:document-meta>
</file>